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officeooo:paragraph-rsid="0024e353"/>
    </style:style>
    <style:style style:name="P2" style:family="paragraph" style:parent-style-name="Standard">
      <style:paragraph-properties fo:text-align="start" style:justify-single-word="false"/>
      <style:text-properties officeooo:paragraph-rsid="0025d119"/>
    </style:style>
    <style:style style:name="P3" style:family="paragraph" style:parent-style-name="Standard">
      <style:paragraph-properties fo:text-align="start" style:justify-single-word="false"/>
      <style:text-properties fo:font-size="16pt" fo:language="cs" fo:country="CZ" officeooo:rsid="002be22d" officeooo:paragraph-rsid="002be22d" style:font-size-asian="14pt" style:font-size-complex="16pt"/>
    </style:style>
    <style:style style:name="P4" style:family="paragraph" style:parent-style-name="Standard">
      <style:paragraph-properties fo:text-align="start" style:justify-single-word="false"/>
      <style:text-properties fo:font-size="16pt" fo:language="cs" fo:country="CZ" officeooo:rsid="00388498" officeooo:paragraph-rsid="00388498" style:font-size-asian="16pt" style:font-size-complex="16pt"/>
    </style:style>
    <style:style style:name="P5" style:family="paragraph" style:parent-style-name="Standard">
      <style:paragraph-properties fo:text-align="start" style:justify-single-word="false"/>
      <style:text-properties fo:language="cs" fo:country="CZ" officeooo:paragraph-rsid="00263be6"/>
    </style:style>
    <style:style style:name="P6" style:family="paragraph" style:parent-style-name="Standard">
      <style:paragraph-properties fo:text-align="start" style:justify-single-word="false"/>
      <style:text-properties fo:language="cs" fo:country="CZ" officeooo:rsid="004d79f0" officeooo:paragraph-rsid="004d79f0"/>
    </style:style>
    <style:style style:name="P7" style:family="paragraph" style:parent-style-name="Standard">
      <style:paragraph-properties fo:text-align="start" style:justify-single-word="false"/>
      <style:text-properties fo:font-size="12pt" fo:language="cs" fo:country="CZ" officeooo:rsid="00263be6" officeooo:paragraph-rsid="00263be6" style:font-size-asian="10.5pt" style:font-size-complex="12pt"/>
    </style:style>
    <style:style style:name="P8" style:family="paragraph" style:parent-style-name="Standard">
      <style:paragraph-properties fo:text-align="start" style:justify-single-word="false"/>
      <style:text-properties fo:font-size="12pt" fo:language="cs" fo:country="CZ" officeooo:rsid="002be22d" officeooo:paragraph-rsid="002be22d" style:font-size-asian="10.5pt" style:font-size-complex="12pt"/>
    </style:style>
    <style:style style:name="P9" style:family="paragraph" style:parent-style-name="Standard">
      <style:paragraph-properties fo:text-align="start" style:justify-single-word="false"/>
      <style:text-properties fo:font-size="12pt" fo:language="cs" fo:country="CZ" officeooo:rsid="002be22d" officeooo:paragraph-rsid="002d2c19" style:font-size-asian="10.5pt" style:font-size-complex="12pt"/>
    </style:style>
    <style:style style:name="P10" style:family="paragraph" style:parent-style-name="Standard">
      <style:paragraph-properties fo:text-align="start" style:justify-single-word="false"/>
      <style:text-properties fo:font-size="12pt" fo:language="cs" fo:country="CZ" officeooo:rsid="002ed586" officeooo:paragraph-rsid="002ed586" style:font-size-asian="10.5pt" style:font-size-complex="12pt"/>
    </style:style>
    <style:style style:name="P11" style:family="paragraph" style:parent-style-name="Standard">
      <style:paragraph-properties fo:text-align="start" style:justify-single-word="false"/>
      <style:text-properties fo:font-size="12pt" fo:language="cs" fo:country="CZ" officeooo:rsid="002ed586" officeooo:paragraph-rsid="00322e75" style:font-size-asian="10.5pt" style:font-size-complex="12pt"/>
    </style:style>
    <style:style style:name="P12" style:family="paragraph" style:parent-style-name="Standard">
      <style:paragraph-properties fo:text-align="start" style:justify-single-word="false"/>
      <style:text-properties fo:font-size="12pt" fo:language="cs" fo:country="CZ" officeooo:rsid="002ed586" officeooo:paragraph-rsid="0033eea9" style:font-size-asian="10.5pt" style:font-size-complex="12pt"/>
    </style:style>
    <style:style style:name="P13" style:family="paragraph" style:parent-style-name="Standard">
      <style:paragraph-properties fo:text-align="start" style:justify-single-word="false"/>
      <style:text-properties fo:font-size="12pt" fo:language="cs" fo:country="CZ" officeooo:rsid="00388498" officeooo:paragraph-rsid="00388498" style:font-size-asian="10.5pt" style:font-size-complex="12pt"/>
    </style:style>
    <style:style style:name="P14" style:family="paragraph" style:parent-style-name="Standard">
      <style:paragraph-properties fo:text-align="start" style:justify-single-word="false"/>
      <style:text-properties fo:font-size="12pt" fo:language="cs" fo:country="CZ" officeooo:rsid="004030c6" officeooo:paragraph-rsid="004030c6" style:font-size-asian="10.5pt" style:font-size-complex="12pt"/>
    </style:style>
    <style:style style:name="P15" style:family="paragraph" style:parent-style-name="Standard">
      <style:paragraph-properties fo:text-align="center" style:justify-single-word="false"/>
      <style:text-properties style:font-name="Liberation Serif" fo:font-size="22pt" fo:language="cs" fo:country="CZ" officeooo:rsid="00141f90" officeooo:paragraph-rsid="00141f90" style:font-size-asian="19.25pt" style:font-size-complex="22pt"/>
    </style:style>
    <style:style style:name="P16" style:family="paragraph" style:parent-style-name="Standard">
      <style:paragraph-properties fo:text-align="center" style:justify-single-word="false"/>
      <style:text-properties style:font-name="Liberation Serif" fo:font-size="12pt" fo:language="cs" fo:country="CZ" officeooo:rsid="001ace52" officeooo:paragraph-rsid="001ace52" style:font-size-asian="10.5pt" style:font-size-complex="12pt"/>
    </style:style>
    <style:style style:name="P17" style:family="paragraph" style:parent-style-name="Standard">
      <style:paragraph-properties fo:text-align="start" style:justify-single-word="false"/>
      <style:text-properties style:font-name="Liberation Serif" fo:font-size="12pt" fo:language="cs" fo:country="CZ" officeooo:rsid="00163493" officeooo:paragraph-rsid="00163493" style:font-size-asian="10.5pt" style:font-size-complex="12pt"/>
    </style:style>
    <style:style style:name="P18" style:family="paragraph" style:parent-style-name="Standard">
      <style:paragraph-properties fo:text-align="start" style:justify-single-word="false"/>
      <style:text-properties style:font-name="Liberation Serif" fo:font-size="12pt" fo:language="cs" fo:country="CZ" officeooo:rsid="001efe8e" officeooo:paragraph-rsid="001efe8e" style:font-size-asian="10.5pt" style:font-size-complex="12pt"/>
    </style:style>
    <style:style style:name="P19" style:family="paragraph" style:parent-style-name="Standard">
      <style:paragraph-properties fo:text-align="start" style:justify-single-word="false"/>
      <style:text-properties style:font-name="Liberation Serif" fo:font-size="12pt" fo:language="cs" fo:country="CZ" officeooo:rsid="0020aea3" officeooo:paragraph-rsid="0020aea3" style:font-size-asian="10.5pt" style:font-size-complex="12pt"/>
    </style:style>
    <style:style style:name="P20" style:family="paragraph" style:parent-style-name="Standard">
      <style:paragraph-properties fo:text-align="start" style:justify-single-word="false"/>
      <style:text-properties style:font-name="Liberation Serif" fo:font-size="12pt" fo:language="cs" fo:country="CZ" officeooo:rsid="002179e5" officeooo:paragraph-rsid="002179e5" style:font-size-asian="10.5pt" style:font-size-complex="12pt"/>
    </style:style>
    <style:style style:name="P21" style:family="paragraph" style:parent-style-name="Standard">
      <style:paragraph-properties fo:text-align="justify" style:justify-single-word="false"/>
      <style:text-properties style:font-name="Liberation Serif" fo:font-size="12pt" fo:language="cs" fo:country="CZ" officeooo:rsid="0046a1cf" officeooo:paragraph-rsid="0046a1cf" style:font-size-asian="10.5pt" style:font-size-complex="12pt"/>
    </style:style>
    <style:style style:name="P22" style:family="paragraph" style:parent-style-name="Standard">
      <style:paragraph-properties fo:text-align="start" style:justify-single-word="false" fo:break-before="page"/>
      <style:text-properties style:font-name="Liberation Serif" fo:font-size="18pt" fo:language="cs" fo:country="CZ" officeooo:rsid="00176f17" officeooo:paragraph-rsid="00176f17" style:font-size-asian="18pt" style:font-size-complex="18pt"/>
    </style:style>
    <style:style style:name="P23" style:family="paragraph" style:parent-style-name="Standard">
      <style:paragraph-properties fo:text-align="start" style:justify-single-word="false" fo:break-before="page"/>
      <style:text-properties style:font-name="Liberation Serif" fo:font-size="18pt" fo:language="cs" fo:country="CZ" officeooo:rsid="001dbe88" officeooo:paragraph-rsid="001dbe88" style:font-size-asian="18pt" style:font-size-complex="18pt"/>
    </style:style>
    <style:style style:name="P24" style:family="paragraph" style:parent-style-name="Standard">
      <style:paragraph-properties fo:text-align="justify" style:justify-single-word="false" fo:break-before="page"/>
      <style:text-properties style:font-name="Liberation Serif" fo:font-size="18pt" fo:language="cs" fo:country="CZ" officeooo:rsid="0046a1cf" officeooo:paragraph-rsid="0046a1cf" style:font-size-asian="15.75pt" style:font-size-complex="18pt"/>
    </style:style>
    <style:style style:name="P25" style:family="paragraph" style:parent-style-name="Standard">
      <style:paragraph-properties fo:text-align="start" style:justify-single-word="false" fo:break-before="page"/>
      <style:text-properties fo:font-size="18pt" fo:language="cs" fo:country="CZ" officeooo:rsid="002ed586" officeooo:paragraph-rsid="002ed586" style:font-size-asian="18pt" style:font-size-complex="18pt"/>
    </style:style>
    <style:style style:name="P26" style:family="paragraph" style:parent-style-name="Standard">
      <style:paragraph-properties fo:text-align="start" style:justify-single-word="false" fo:break-before="page"/>
      <style:text-properties fo:font-size="18pt" fo:language="cs" fo:country="CZ" officeooo:rsid="004030c6" officeooo:paragraph-rsid="004030c6" style:font-size-asian="15.75pt" style:font-size-complex="18pt"/>
    </style:style>
    <style:style style:name="P27" style:family="paragraph" style:parent-style-name="Standard">
      <style:paragraph-properties fo:text-align="start" style:justify-single-word="false"/>
      <style:text-properties fo:font-size="18pt" fo:language="cs" fo:country="CZ" officeooo:rsid="004030c6" officeooo:paragraph-rsid="004030c6" style:font-size-asian="15.75pt" style:font-size-complex="18pt"/>
    </style:style>
    <style:style style:name="P28" style:family="paragraph" style:parent-style-name="Standard">
      <style:paragraph-properties fo:text-align="start" style:justify-single-word="false"/>
      <style:text-properties style:font-name="Liberation Serif" fo:font-size="18pt" fo:language="cs" fo:country="CZ" officeooo:rsid="001efe8e" officeooo:paragraph-rsid="001efe8e" style:font-size-asian="18pt" style:font-size-complex="18pt"/>
    </style:style>
    <style:style style:name="P29" style:family="paragraph" style:parent-style-name="Standard">
      <style:paragraph-properties fo:text-align="start" style:justify-single-word="false" fo:break-before="page"/>
      <style:text-properties style:font-name="Liberation Serif" fo:font-size="18pt" fo:language="cs" fo:country="CZ" officeooo:rsid="00591c85" officeooo:paragraph-rsid="00591c85" style:font-size-asian="18pt" style:font-size-complex="18pt"/>
    </style:style>
    <style:style style:name="P30" style:family="paragraph" style:parent-style-name="Standard" style:list-style-name="L1">
      <style:paragraph-properties fo:text-align="start" style:justify-single-word="false"/>
      <style:text-properties style:font-name="Liberation Serif" fo:font-size="12pt" fo:language="cs" fo:country="CZ" officeooo:rsid="002179e5" officeooo:paragraph-rsid="002179e5" style:font-size-asian="10.5pt" style:font-size-complex="12pt"/>
    </style:style>
    <style:style style:name="P31" style:family="paragraph" style:parent-style-name="Standard">
      <style:paragraph-properties fo:text-align="start" style:justify-single-word="false"/>
      <style:text-properties style:font-name="Liberation Serif" fo:font-size="12pt" fo:language="cs" fo:country="CZ" officeooo:rsid="002179e5" officeooo:paragraph-rsid="002179e5" style:font-size-asian="10.5pt" style:font-size-complex="12pt"/>
    </style:style>
    <style:style style:name="P32" style:family="paragraph" style:parent-style-name="Standard">
      <style:paragraph-properties fo:text-align="start" style:justify-single-word="false"/>
      <style:text-properties style:font-name="Liberation Serif" fo:font-size="12pt" fo:language="cs" fo:country="CZ" officeooo:rsid="0024e353" officeooo:paragraph-rsid="00176f17" style:font-size-asian="10.5pt" style:font-size-complex="12pt"/>
    </style:style>
    <style:style style:name="P33" style:family="paragraph" style:parent-style-name="Standard" style:list-style-name="L3">
      <style:paragraph-properties fo:text-align="start" style:justify-single-word="false"/>
      <style:text-properties style:font-name="Liberation Serif" fo:font-size="12pt" fo:language="cs" fo:country="CZ" officeooo:rsid="0024e353" officeooo:paragraph-rsid="0024e353" style:font-size-asian="10.5pt" style:font-size-complex="12pt"/>
    </style:style>
    <style:style style:name="P34" style:family="paragraph" style:parent-style-name="Standard">
      <style:paragraph-properties fo:text-align="start" style:justify-single-word="false"/>
      <style:text-properties style:font-name="Liberation Serif" fo:font-size="12pt" fo:language="cs" fo:country="CZ" officeooo:rsid="0024e353" officeooo:paragraph-rsid="004bbc9b" style:font-size-asian="10.5pt" style:font-size-complex="12pt"/>
    </style:style>
    <style:style style:name="P35" style:family="paragraph" style:parent-style-name="Standard">
      <style:paragraph-properties fo:text-align="start" style:justify-single-word="false"/>
      <style:text-properties style:font-name="Liberation Serif" fo:font-size="12pt" fo:language="cs" fo:country="CZ" officeooo:rsid="0022f752" officeooo:paragraph-rsid="0024e353" style:font-size-asian="10.5pt" style:font-size-complex="12pt"/>
    </style:style>
    <style:style style:name="P36" style:family="paragraph" style:parent-style-name="Standard">
      <style:paragraph-properties fo:text-align="start" style:justify-single-word="false"/>
      <style:text-properties style:font-name="Liberation Serif" fo:font-size="12pt" fo:language="cs" fo:country="CZ" officeooo:rsid="00279856" officeooo:paragraph-rsid="004bbc9b" style:font-size-asian="10.5pt" style:font-size-complex="12pt"/>
    </style:style>
    <style:style style:name="P37" style:family="paragraph" style:parent-style-name="Standard" style:list-style-name="L4">
      <style:paragraph-properties fo:text-align="start" style:justify-single-word="false"/>
      <style:text-properties style:font-name="Liberation Serif" fo:font-size="12pt" fo:language="cs" fo:country="CZ" officeooo:rsid="0025d119" officeooo:paragraph-rsid="0025d119" style:font-size-asian="10.5pt" style:font-size-complex="12pt"/>
    </style:style>
    <style:style style:name="P38" style:family="paragraph" style:parent-style-name="Standard" style:list-style-name="L4">
      <style:paragraph-properties fo:text-align="start" style:justify-single-word="false"/>
      <style:text-properties style:font-name="Liberation Serif" fo:font-size="12pt" fo:language="cs" fo:country="CZ" officeooo:rsid="0025d119" officeooo:paragraph-rsid="0024e353" style:font-size-asian="10.5pt" style:font-size-complex="12pt"/>
    </style:style>
    <style:style style:name="P39" style:family="paragraph" style:parent-style-name="Standard" style:list-style-name="L5">
      <style:paragraph-properties fo:text-align="start" style:justify-single-word="false"/>
      <style:text-properties style:font-name="Liberation Serif" fo:font-size="12pt" fo:language="cs" fo:country="CZ" officeooo:rsid="00322e75" officeooo:paragraph-rsid="00322e75" style:font-size-asian="10.5pt" style:font-size-complex="12pt"/>
    </style:style>
    <style:style style:name="P40" style:family="paragraph" style:parent-style-name="Standard">
      <style:paragraph-properties fo:text-align="start" style:justify-single-word="false"/>
      <style:text-properties style:font-name="Liberation Serif" fo:font-size="12pt" fo:language="cs" fo:country="CZ" officeooo:rsid="0027aee3" officeooo:paragraph-rsid="0024e353" style:font-size-asian="10.5pt" style:font-size-complex="12pt"/>
    </style:style>
    <style:style style:name="P41" style:family="paragraph" style:parent-style-name="Standard" style:list-style-name="L6">
      <style:paragraph-properties fo:text-align="start" style:justify-single-word="false"/>
      <style:text-properties style:font-name="Liberation Serif" fo:font-size="12pt" fo:language="cs" fo:country="CZ" officeooo:rsid="00292cac" officeooo:paragraph-rsid="0024e353" style:font-size-asian="10.5pt" style:font-size-complex="12pt"/>
    </style:style>
    <style:style style:name="P42" style:family="paragraph" style:parent-style-name="Standard" style:list-style-name="L7">
      <style:paragraph-properties fo:text-align="start" style:justify-single-word="false"/>
      <style:text-properties style:font-name="Liberation Serif" fo:font-size="12pt" fo:language="cs" fo:country="CZ" officeooo:rsid="00292cac" officeooo:paragraph-rsid="0024e353" style:font-size-asian="10.5pt" style:font-size-complex="12pt"/>
    </style:style>
    <style:style style:name="P43" style:family="paragraph" style:parent-style-name="Standard">
      <style:paragraph-properties fo:text-align="start" style:justify-single-word="false"/>
      <style:text-properties style:font-name="Liberation Serif" fo:font-size="12pt" fo:language="cs" fo:country="CZ" officeooo:rsid="00305273" officeooo:paragraph-rsid="00305273" style:font-size-asian="10.5pt" style:font-size-complex="12pt"/>
    </style:style>
    <style:style style:name="P44" style:family="paragraph" style:parent-style-name="Standard" style:list-style-name="L8">
      <style:paragraph-properties fo:text-align="start" style:justify-single-word="false"/>
      <style:text-properties style:font-name="Liberation Serif" fo:font-size="12pt" fo:language="cs" fo:country="CZ" officeooo:rsid="00301be7" officeooo:paragraph-rsid="00301be7" style:font-size-asian="10.5pt" style:font-size-complex="12pt"/>
    </style:style>
    <style:style style:name="P45" style:family="paragraph" style:parent-style-name="Standard">
      <style:paragraph-properties fo:text-align="start" style:justify-single-word="false"/>
      <style:text-properties style:font-name="Liberation Serif" fo:font-size="12pt" fo:language="cs" fo:country="CZ" officeooo:rsid="002ed586" officeooo:paragraph-rsid="002ed586" style:font-size-asian="10.5pt" style:font-size-complex="12pt"/>
    </style:style>
    <style:style style:name="P46" style:family="paragraph" style:parent-style-name="Standard">
      <style:paragraph-properties fo:text-align="justify" style:justify-single-word="false"/>
      <style:text-properties style:font-name="Liberation Serif" fo:font-size="12pt" fo:language="cs" fo:country="CZ" officeooo:rsid="0046a1cf" officeooo:paragraph-rsid="0046a1cf" style:font-size-asian="10.5pt" style:font-size-complex="12pt"/>
    </style:style>
    <style:style style:name="P47" style:family="paragraph" style:parent-style-name="Standard">
      <style:paragraph-properties fo:text-align="start" style:justify-single-word="false"/>
      <style:text-properties style:font-name="Liberation Serif" fo:font-size="16pt" fo:language="cs" fo:country="CZ" officeooo:rsid="00292cac" officeooo:paragraph-rsid="002ed586" style:font-size-asian="14pt" style:font-size-complex="16pt"/>
    </style:style>
    <style:style style:name="P48" style:family="paragraph" style:parent-style-name="Standard">
      <style:paragraph-properties fo:text-align="start" style:justify-single-word="false"/>
      <style:text-properties style:font-name="Liberation Serif" fo:font-size="16pt" fo:language="cs" fo:country="CZ" officeooo:rsid="002ed586" officeooo:paragraph-rsid="002ed586" style:font-size-asian="14pt" style:font-size-complex="16pt"/>
    </style:style>
    <style:style style:name="P49" style:family="paragraph" style:parent-style-name="Standard">
      <style:paragraph-properties fo:text-align="start" style:justify-single-word="false"/>
      <style:text-properties style:font-name="Liberation Serif" fo:font-size="16pt" fo:language="cs" fo:country="CZ" officeooo:rsid="00591c85" officeooo:paragraph-rsid="00591c85" style:font-size-asian="14pt" style:font-size-complex="16pt"/>
    </style:style>
    <style:style style:name="P50" style:family="paragraph" style:parent-style-name="Standard">
      <style:paragraph-properties fo:text-align="center" style:justify-single-word="false"/>
      <style:text-properties style:font-name="Liberation Serif" fo:font-size="22pt" fo:language="cs" fo:country="CZ" officeooo:rsid="00141f90" officeooo:paragraph-rsid="00141f90" style:font-size-asian="19.25pt" style:font-size-complex="22pt"/>
    </style:style>
    <style:style style:name="P51" style:family="paragraph" style:parent-style-name="Standard">
      <style:paragraph-properties fo:text-align="start" style:justify-single-word="false"/>
      <style:text-properties style:font-name="Liberation Serif" fo:font-size="15pt" fo:language="cs" fo:country="CZ" officeooo:rsid="00591c85" officeooo:paragraph-rsid="00591c85" style:font-size-asian="15pt" style:font-size-complex="15pt"/>
    </style:style>
    <style:style style:name="P52" style:family="paragraph" style:parent-style-name="Standard" style:list-style-name="L1">
      <style:paragraph-properties fo:text-align="start" style:justify-single-word="false"/>
      <style:text-properties fo:language="cs" fo:country="CZ" officeooo:paragraph-rsid="002179e5"/>
    </style:style>
    <style:style style:name="P53" style:family="paragraph" style:parent-style-name="Standard" style:list-style-name="L2">
      <style:paragraph-properties fo:text-align="start" style:justify-single-word="false"/>
      <style:text-properties fo:language="cs" fo:country="CZ" officeooo:paragraph-rsid="002179e5"/>
    </style:style>
    <style:style style:name="P54" style:family="paragraph" style:parent-style-name="Standard" style:list-style-name="L5">
      <style:paragraph-properties fo:text-align="start" style:justify-single-word="false"/>
      <style:text-properties fo:language="cs" fo:country="CZ" officeooo:paragraph-rsid="00322e75"/>
    </style:style>
    <style:style style:name="P55" style:family="paragraph" style:parent-style-name="Standard" style:list-style-name="L5">
      <style:paragraph-properties fo:text-align="start" style:justify-single-word="false"/>
      <style:text-properties fo:language="cs" fo:country="CZ" officeooo:paragraph-rsid="00279856"/>
    </style:style>
    <style:style style:name="P56" style:family="paragraph" style:parent-style-name="Standard" style:list-style-name="L5">
      <style:paragraph-properties fo:text-align="start" style:justify-single-word="false"/>
      <style:text-properties fo:language="cs" fo:country="CZ" officeooo:paragraph-rsid="0024e353"/>
    </style:style>
    <style:style style:name="P57" style:family="paragraph" style:parent-style-name="Standard" style:list-style-name="L6">
      <style:paragraph-properties fo:text-align="start" style:justify-single-word="false"/>
      <style:text-properties fo:language="cs" fo:country="CZ" officeooo:paragraph-rsid="0024e353"/>
    </style:style>
    <style:style style:name="P58" style:family="paragraph" style:parent-style-name="Standard" style:list-style-name="L7">
      <style:paragraph-properties fo:text-align="start" style:justify-single-word="false"/>
      <style:text-properties fo:language="cs" fo:country="CZ" officeooo:paragraph-rsid="0024e353"/>
    </style:style>
    <style:style style:name="P59" style:family="paragraph" style:parent-style-name="Standard">
      <style:paragraph-properties fo:text-align="start" style:justify-single-word="false"/>
      <style:text-properties fo:language="cs" fo:country="CZ" officeooo:paragraph-rsid="0024e353"/>
    </style:style>
    <style:style style:name="P60" style:family="paragraph" style:parent-style-name="Standard" style:list-style-name="L2">
      <style:paragraph-properties fo:text-align="start" style:justify-single-word="false"/>
      <style:text-properties fo:language="cs" fo:country="CZ" officeooo:rsid="002179e5" officeooo:paragraph-rsid="002179e5"/>
    </style:style>
    <style:style style:name="P61" style:family="paragraph" style:parent-style-name="Standard" style:list-style-name="L4">
      <style:paragraph-properties fo:text-align="start" style:justify-single-word="false"/>
      <style:text-properties fo:language="cs" fo:country="CZ" officeooo:rsid="0024e353" officeooo:paragraph-rsid="0025d119"/>
    </style:style>
    <style:style style:name="P62" style:family="paragraph" style:parent-style-name="Standard" style:list-style-name="L4">
      <style:paragraph-properties fo:text-align="start" style:justify-single-word="false"/>
      <style:text-properties fo:language="cs" fo:country="CZ" officeooo:rsid="0024e353" officeooo:paragraph-rsid="0024e353"/>
    </style:style>
    <style:style style:name="P63" style:family="paragraph" style:parent-style-name="Standard" style:list-style-name="L3">
      <style:paragraph-properties fo:text-align="start" style:justify-single-word="false"/>
      <style:text-properties officeooo:rsid="0024e353" officeooo:paragraph-rsid="0024e353"/>
    </style:style>
    <style:style style:name="P64" style:family="paragraph" style:parent-style-name="Standard" style:list-style-name="L8">
      <style:paragraph-properties fo:text-align="start" style:justify-single-word="false"/>
      <style:text-properties fo:font-size="12pt" fo:language="cs" fo:country="CZ" officeooo:rsid="002d2c19" officeooo:paragraph-rsid="002d2c19" style:font-size-asian="10.5pt" style:font-size-complex="12pt"/>
    </style:style>
    <style:style style:name="P65" style:family="paragraph" style:parent-style-name="Standard" style:list-style-name="L8">
      <style:paragraph-properties fo:text-align="start" style:justify-single-word="false"/>
      <style:text-properties fo:font-size="12pt" fo:language="cs" fo:country="CZ" officeooo:rsid="002d2c19" officeooo:paragraph-rsid="002ed586" style:font-size-asian="10.5pt" style:font-size-complex="12pt"/>
    </style:style>
    <style:style style:name="P66" style:family="paragraph" style:parent-style-name="Standard" style:list-style-name="L8">
      <style:paragraph-properties fo:text-align="start" style:justify-single-word="false"/>
      <style:text-properties fo:font-size="12pt" fo:language="cs" fo:country="CZ" officeooo:rsid="002d2c19" officeooo:paragraph-rsid="00305273" style:font-size-asian="10.5pt" style:font-size-complex="12pt"/>
    </style:style>
    <style:style style:name="P67" style:family="paragraph" style:parent-style-name="Standard" style:list-style-name="L8">
      <style:paragraph-properties fo:text-align="start" style:justify-single-word="false"/>
      <style:text-properties fo:font-size="12pt" fo:language="cs" fo:country="CZ" officeooo:rsid="002ed586" officeooo:paragraph-rsid="002ed586" style:font-size-asian="10.5pt" style:font-size-complex="12pt"/>
    </style:style>
    <style:style style:name="P68" style:family="paragraph" style:parent-style-name="Standard" style:list-style-name="L8">
      <style:paragraph-properties fo:text-align="start" style:justify-single-word="false"/>
      <style:text-properties fo:font-size="12pt" fo:language="cs" fo:country="CZ" officeooo:rsid="0037fa8d" officeooo:paragraph-rsid="0037fa8d" style:font-size-asian="10.5pt" style:font-size-complex="12pt"/>
    </style:style>
    <style:style style:name="P69" style:family="paragraph" style:parent-style-name="Standard" style:list-style-name="L9">
      <style:paragraph-properties fo:text-align="start" style:justify-single-word="false"/>
      <style:text-properties fo:font-size="12pt" fo:language="cs" fo:country="CZ" officeooo:rsid="00388498" officeooo:paragraph-rsid="00388498" style:font-size-asian="10.5pt" style:font-size-complex="12pt"/>
    </style:style>
    <style:style style:name="P70" style:family="paragraph" style:parent-style-name="Standard" style:list-style-name="L10">
      <style:paragraph-properties fo:text-align="justify" style:justify-single-word="false"/>
      <style:text-properties fo:font-size="12pt" fo:language="cs" fo:country="CZ" officeooo:rsid="004030c6" officeooo:paragraph-rsid="004030c6" style:font-size-asian="10.5pt" style:font-size-complex="12pt"/>
    </style:style>
    <style:style style:name="P71" style:family="paragraph" style:parent-style-name="Standard" style:list-style-name="L10">
      <style:paragraph-properties fo:text-align="justify" style:justify-single-word="false"/>
      <style:text-properties fo:font-size="12pt" fo:language="cs" fo:country="CZ" officeooo:rsid="004030c6" officeooo:paragraph-rsid="0040c52f" style:font-size-asian="10.5pt" style:font-size-complex="12pt"/>
    </style:style>
    <style:style style:name="P72" style:family="paragraph" style:parent-style-name="Standard" style:list-style-name="L10">
      <style:paragraph-properties fo:text-align="justify" style:justify-single-word="false"/>
      <style:text-properties fo:font-size="12pt" fo:language="cs" fo:country="CZ" officeooo:rsid="004030c6" officeooo:paragraph-rsid="0047eb9f" style:font-size-asian="10.5pt" style:font-size-complex="12pt"/>
    </style:style>
    <style:style style:name="P73" style:family="paragraph" style:parent-style-name="Standard" style:list-style-name="L10">
      <style:paragraph-properties fo:text-align="justify" style:justify-single-word="false"/>
      <style:text-properties fo:font-size="12pt" fo:language="cs" fo:country="CZ" officeooo:rsid="0040c52f" officeooo:paragraph-rsid="0040c52f" style:font-size-asian="10.5pt" style:font-size-complex="12pt"/>
    </style:style>
    <style:style style:name="P74" style:family="paragraph" style:parent-style-name="Standard" style:list-style-name="L10">
      <style:paragraph-properties fo:text-align="justify" style:justify-single-word="false"/>
      <style:text-properties fo:font-size="12pt" fo:language="cs" fo:country="CZ" officeooo:rsid="004952e9" officeooo:paragraph-rsid="004952e9" style:font-size-asian="10.5pt" style:font-size-complex="12pt"/>
    </style:style>
    <style:style style:name="P75" style:family="paragraph" style:parent-style-name="Standard" style:list-style-name="L10">
      <style:paragraph-properties fo:text-align="justify" style:justify-single-word="false"/>
      <style:text-properties fo:font-size="12pt" fo:language="cs" fo:country="CZ" officeooo:rsid="0042b73d" officeooo:paragraph-rsid="005e396c" style:font-size-asian="10.5pt" style:font-size-complex="12pt"/>
    </style:style>
    <style:style style:name="P76" style:family="paragraph" style:parent-style-name="Standard">
      <style:paragraph-properties fo:text-align="start" style:justify-single-word="false"/>
      <style:text-properties fo:font-size="12pt" fo:language="cs" fo:country="CZ" officeooo:rsid="00591c85" officeooo:paragraph-rsid="00591c85" style:font-size-asian="10.5pt" style:font-size-complex="12pt"/>
    </style:style>
    <style:style style:name="P77" style:family="paragraph" style:parent-style-name="Standard" style:list-style-name="L12">
      <style:paragraph-properties fo:text-align="justify" style:justify-single-word="false"/>
      <style:text-properties fo:font-size="12pt" fo:language="cs" fo:country="CZ" officeooo:rsid="005bf64b" officeooo:paragraph-rsid="005bf64b" style:font-size-asian="10.5pt" style:font-size-complex="12pt"/>
    </style:style>
    <style:style style:name="P78" style:family="paragraph" style:parent-style-name="Standard">
      <style:paragraph-properties fo:text-align="justify" style:justify-single-word="false"/>
      <style:text-properties fo:font-size="12pt" fo:language="cs" fo:country="CZ" officeooo:rsid="004446f3" officeooo:paragraph-rsid="005d6ad0" style:font-size-asian="10.5pt" style:font-size-complex="12pt"/>
    </style:style>
    <style:style style:name="P79" style:family="paragraph" style:parent-style-name="Standard" style:list-style-name="L10">
      <style:paragraph-properties fo:text-align="justify" style:justify-single-word="false"/>
      <style:text-properties fo:font-size="12pt" fo:language="cs" fo:country="CZ" officeooo:rsid="005e396c" officeooo:paragraph-rsid="005e396c" style:font-size-asian="10.5pt" style:font-size-complex="12pt"/>
    </style:style>
    <style:style style:name="P80" style:family="paragraph" style:parent-style-name="Standard">
      <style:paragraph-properties fo:text-align="justify" style:justify-single-word="false"/>
      <style:text-properties fo:font-size="12pt" fo:language="cs" fo:country="CZ" officeooo:rsid="005e396c" officeooo:paragraph-rsid="005e396c" style:font-size-asian="10.5pt" style:font-size-complex="12pt"/>
    </style:style>
    <style:style style:name="P81" style:family="paragraph" style:parent-style-name="Standard" style:list-style-name="L13">
      <style:paragraph-properties fo:text-align="justify" style:justify-single-word="false"/>
      <style:text-properties fo:font-size="12pt" fo:language="cs" fo:country="CZ" officeooo:rsid="005e396c" officeooo:paragraph-rsid="005e396c" style:font-size-asian="10.5pt" style:font-size-complex="12pt"/>
    </style:style>
    <style:style style:name="P82" style:family="paragraph" style:parent-style-name="Standard" style:list-style-name="L13">
      <style:paragraph-properties fo:text-align="start" style:justify-single-word="false"/>
      <style:text-properties fo:font-size="12pt" fo:language="cs" fo:country="CZ" officeooo:rsid="005e396c" officeooo:paragraph-rsid="005e396c" style:font-size-asian="10.5pt" style:font-size-complex="12pt"/>
    </style:style>
    <style:style style:name="P83" style:family="paragraph" style:parent-style-name="Standard" style:list-style-name="L11">
      <style:paragraph-properties fo:text-align="justify" style:justify-single-word="false"/>
      <style:text-properties style:font-name="Courier New" fo:font-size="12pt" fo:language="cs" fo:country="CZ" officeooo:rsid="004446f3" officeooo:paragraph-rsid="004446f3" style:font-size-asian="10.5pt" style:font-size-complex="12pt"/>
    </style:style>
    <style:style style:name="P84" style:family="paragraph" style:parent-style-name="Standard">
      <style:paragraph-properties fo:text-align="start" style:justify-single-word="false"/>
      <style:text-properties fo:font-size="15pt" fo:language="cs" fo:country="CZ" officeooo:rsid="00591c85" officeooo:paragraph-rsid="00591c85" style:font-size-asian="15pt" style:font-size-complex="15pt"/>
    </style:style>
    <style:style style:name="P85" style:family="paragraph" style:parent-style-name="Standard" style:list-style-name="L11">
      <style:paragraph-properties fo:text-align="justify" style:justify-single-word="false"/>
      <style:text-properties style:font-name="Liberation Serif" fo:font-size="12pt" fo:language="cs" fo:country="CZ" officeooo:rsid="005d6ad0" officeooo:paragraph-rsid="005d6ad0" style:font-size-asian="10.5pt" style:font-size-complex="12pt"/>
    </style:style>
    <style:style style:name="P86" style:family="paragraph" style:parent-style-name="Standard" style:list-style-name="L11">
      <style:paragraph-properties fo:text-align="justify" style:justify-single-word="false"/>
      <style:text-properties style:font-name="Liberation Serif" fo:font-size="12pt" fo:language="cs" fo:country="CZ" officeooo:rsid="005e396c" officeooo:paragraph-rsid="005e396c" style:font-size-asian="10.5pt" style:font-size-complex="12pt"/>
    </style:style>
    <style:style style:name="P87" style:family="paragraph" style:parent-style-name="Standard" style:list-style-name="L11">
      <style:paragraph-properties fo:text-align="justify" style:justify-single-word="false"/>
      <style:text-properties style:font-name="Liberation Serif" fo:font-size="12pt" fo:language="cs" fo:country="CZ" officeooo:rsid="005fdc3c" officeooo:paragraph-rsid="005fdc3c" style:font-size-asian="10.5pt" style:font-size-complex="12pt"/>
    </style:style>
    <style:style style:name="P88" style:family="paragraph" style:parent-style-name="Standard" style:list-style-name="L11">
      <style:paragraph-properties fo:text-align="justify" style:justify-single-word="false"/>
      <style:text-properties style:font-name="Courier New" fo:font-size="12pt" fo:language="cs" fo:country="CZ" officeooo:rsid="005fdc3c" officeooo:paragraph-rsid="005fdc3c" style:font-size-asian="10.5pt" style:font-size-complex="12pt"/>
    </style:style>
    <style:style style:name="T1" style:family="text">
      <style:text-properties fo:language="cs" fo:country="CZ"/>
    </style:style>
    <style:style style:name="T2" style:family="text">
      <style:text-properties fo:language="cs" fo:country="CZ" officeooo:rsid="0022f752"/>
    </style:style>
    <style:style style:name="T3" style:family="text">
      <style:text-properties fo:language="cs" fo:country="CZ" officeooo:rsid="0024e353"/>
    </style:style>
    <style:style style:name="T4" style:family="text">
      <style:text-properties fo:language="cs" fo:country="CZ" officeooo:rsid="0057959f"/>
    </style:style>
    <style:style style:name="T5" style:family="text">
      <style:text-properties fo:font-size="24pt" style:font-size-asian="24pt" style:font-size-complex="24pt"/>
    </style:style>
    <style:style style:name="T6" style:family="text">
      <style:text-properties style:font-size-asian="22pt"/>
    </style:style>
    <style:style style:name="T7" style:family="text">
      <style:text-properties officeooo:rsid="001bc2ad"/>
    </style:style>
    <style:style style:name="T8" style:family="text">
      <style:text-properties officeooo:rsid="001dbe88"/>
    </style:style>
    <style:style style:name="T9" style:family="text">
      <style:text-properties officeooo:rsid="001efe8e"/>
    </style:style>
    <style:style style:name="T10" style:family="text">
      <style:text-properties officeooo:rsid="0020aea3"/>
    </style:style>
    <style:style style:name="T11" style:family="text">
      <style:text-properties officeooo:rsid="002166c1"/>
    </style:style>
    <style:style style:name="T12" style:family="text">
      <style:text-properties officeooo:rsid="002179e5"/>
    </style:style>
    <style:style style:name="T13" style:family="text">
      <style:text-properties fo:font-style="italic" officeooo:rsid="002ed586" style:font-style-asian="italic" style:font-style-complex="italic"/>
    </style:style>
    <style:style style:name="T14" style:family="text">
      <style:text-properties style:font-name="Liberation Serif"/>
    </style:style>
    <style:style style:name="T15" style:family="text">
      <style:text-properties style:font-name="Liberation Serif" fo:font-size="12pt" fo:language="cs" fo:country="CZ" style:font-size-asian="10.5pt" style:font-size-complex="12pt"/>
    </style:style>
    <style:style style:name="T16" style:family="text">
      <style:text-properties style:font-name="Liberation Serif" fo:font-size="12pt" fo:language="cs" fo:country="CZ" officeooo:rsid="00176f17" style:font-size-asian="10.5pt" style:font-size-complex="12pt"/>
    </style:style>
    <style:style style:name="T17" style:family="text">
      <style:text-properties style:font-name="Liberation Serif" fo:font-size="12pt" fo:language="cs" fo:country="CZ" officeooo:rsid="0022f752" style:font-size-asian="10.5pt" style:font-size-complex="12pt"/>
    </style:style>
    <style:style style:name="T18" style:family="text">
      <style:text-properties style:font-name="Liberation Serif" fo:font-size="12pt" fo:language="cs" fo:country="CZ" officeooo:rsid="0057959f" style:font-size-asian="10.5pt" style:font-size-complex="12pt"/>
    </style:style>
    <style:style style:name="T19" style:family="text">
      <style:text-properties style:font-name="Liberation Serif" fo:font-size="12pt" style:font-size-asian="10.5pt" style:font-size-complex="12pt"/>
    </style:style>
    <style:style style:name="T20" style:family="text">
      <style:text-properties style:font-name="Liberation Serif" fo:font-size="12pt" officeooo:rsid="002179e5" style:font-size-asian="10.5pt" style:font-size-complex="12pt"/>
    </style:style>
    <style:style style:name="T21" style:family="text">
      <style:text-properties style:font-name="Liberation Serif" fo:font-size="12pt" officeooo:rsid="0021e14a" style:font-size-asian="10.5pt" style:font-size-complex="12pt"/>
    </style:style>
    <style:style style:name="T22" style:family="text">
      <style:text-properties style:font-name="Liberation Serif" fo:font-size="12pt" officeooo:rsid="0022f752" style:font-size-asian="10.5pt" style:font-size-complex="12pt"/>
    </style:style>
    <style:style style:name="T23" style:family="text">
      <style:text-properties style:font-name="Liberation Serif" fo:font-size="12pt" officeooo:rsid="0024e353" style:font-size-asian="10.5pt" style:font-size-complex="12pt"/>
    </style:style>
    <style:style style:name="T24" style:family="text">
      <style:text-properties style:font-name="Liberation Serif" fo:font-size="12pt" officeooo:rsid="0025d119" style:font-size-asian="10.5pt" style:font-size-complex="12pt"/>
    </style:style>
    <style:style style:name="T25" style:family="text">
      <style:text-properties style:font-name="Liberation Serif" fo:font-size="12pt" officeooo:rsid="00279856" style:font-size-asian="10.5pt" style:font-size-complex="12pt"/>
    </style:style>
    <style:style style:name="T26" style:family="text">
      <style:text-properties style:font-name="Liberation Serif" fo:font-size="12pt" officeooo:rsid="0027aee3" style:font-size-asian="10.5pt" style:font-size-complex="12pt"/>
    </style:style>
    <style:style style:name="T27" style:family="text">
      <style:text-properties style:font-name="Liberation Serif" fo:font-size="12pt" officeooo:rsid="00292cac" style:font-size-asian="10.5pt" style:font-size-complex="12pt"/>
    </style:style>
    <style:style style:name="T28" style:family="text">
      <style:text-properties style:font-name="Liberation Serif" fo:font-size="12pt" officeooo:rsid="002b038f" style:font-size-asian="10.5pt" style:font-size-complex="12pt"/>
    </style:style>
    <style:style style:name="T29" style:family="text">
      <style:text-properties style:font-name="Liberation Serif" fo:font-size="12pt" officeooo:rsid="002f154d" style:font-size-asian="10.5pt" style:font-size-complex="12pt"/>
    </style:style>
    <style:style style:name="T30" style:family="text">
      <style:text-properties style:font-name="Liberation Serif" fo:font-size="12pt" officeooo:rsid="00322e75" style:font-size-asian="10.5pt" style:font-size-complex="12pt"/>
    </style:style>
    <style:style style:name="T31" style:family="text">
      <style:text-properties style:font-name="Liberation Serif" fo:font-size="12pt" officeooo:rsid="0057959f" style:font-size-asian="10.5pt" style:font-size-complex="12pt"/>
    </style:style>
    <style:style style:name="T32" style:family="text">
      <style:text-properties style:font-name="Liberation Serif" fo:font-size="12pt" officeooo:rsid="00591c85" style:font-size-asian="10.5pt" style:font-size-complex="12pt"/>
    </style:style>
    <style:style style:name="T33" style:family="text">
      <style:text-properties style:font-name="Liberation Serif" fo:font-size="12pt" officeooo:rsid="005956a3" style:font-size-asian="10.5pt" style:font-size-complex="12pt"/>
    </style:style>
    <style:style style:name="T34" style:family="text">
      <style:text-properties style:font-name="Liberation Serif" officeooo:rsid="00292cac"/>
    </style:style>
    <style:style style:name="T35" style:family="text">
      <style:text-properties style:font-name="Liberation Serif" officeooo:rsid="002179e5"/>
    </style:style>
    <style:style style:name="T36" style:family="text">
      <style:text-properties style:font-name="Liberation Serif" officeooo:rsid="002ed586"/>
    </style:style>
    <style:style style:name="T37" style:family="text">
      <style:text-properties style:font-name="Liberation Serif" officeooo:rsid="0025d119"/>
    </style:style>
    <style:style style:name="T38" style:family="text">
      <style:text-properties style:font-name="Liberation Serif" officeooo:rsid="0022f752"/>
    </style:style>
    <style:style style:name="T39" style:family="text">
      <style:text-properties style:font-name="Liberation Serif" officeooo:rsid="00301be7"/>
    </style:style>
    <style:style style:name="T40" style:family="text">
      <style:text-properties style:font-name="Liberation Serif" officeooo:rsid="00305273"/>
    </style:style>
    <style:style style:name="T41" style:family="text">
      <style:text-properties style:font-name="Liberation Serif" officeooo:rsid="003067b0"/>
    </style:style>
    <style:style style:name="T42" style:family="text">
      <style:text-properties style:font-name="Liberation Serif" officeooo:rsid="00388498"/>
    </style:style>
    <style:style style:name="T43" style:family="text">
      <style:text-properties officeooo:rsid="0021e14a"/>
    </style:style>
    <style:style style:name="T44" style:family="text">
      <style:text-properties officeooo:rsid="002d2c19"/>
    </style:style>
    <style:style style:name="T45" style:family="text">
      <style:text-properties officeooo:rsid="002ed586"/>
    </style:style>
    <style:style style:name="T46" style:family="text">
      <style:text-properties officeooo:rsid="00322e75"/>
    </style:style>
    <style:style style:name="T47" style:family="text">
      <style:text-properties officeooo:rsid="00331bd3"/>
    </style:style>
    <style:style style:name="T48" style:family="text">
      <style:text-properties officeooo:rsid="0033eea9"/>
    </style:style>
    <style:style style:name="T49" style:family="text">
      <style:text-properties officeooo:rsid="003457c7"/>
    </style:style>
    <style:style style:name="T50" style:family="text">
      <style:text-properties officeooo:rsid="00360020"/>
    </style:style>
    <style:style style:name="T51" style:family="text">
      <style:text-properties officeooo:rsid="003604a4"/>
    </style:style>
    <style:style style:name="T52" style:family="text">
      <style:text-properties officeooo:rsid="00392b1d"/>
    </style:style>
    <style:style style:name="T53" style:family="text">
      <style:text-properties officeooo:rsid="003c8083"/>
    </style:style>
    <style:style style:name="T54" style:family="text">
      <style:text-properties officeooo:rsid="003e1ffb"/>
    </style:style>
    <style:style style:name="T55" style:family="text">
      <style:text-properties officeooo:rsid="003f51ac"/>
    </style:style>
    <style:style style:name="T56" style:family="text">
      <style:text-properties officeooo:rsid="0040c52f"/>
    </style:style>
    <style:style style:name="T57" style:family="text">
      <style:text-properties officeooo:rsid="0042b73d"/>
    </style:style>
    <style:style style:name="T58" style:family="text">
      <style:text-properties officeooo:rsid="00430ad3"/>
    </style:style>
    <style:style style:name="T59" style:family="text">
      <style:text-properties officeooo:rsid="00467b58"/>
    </style:style>
    <style:style style:name="T60" style:family="text">
      <style:text-properties officeooo:rsid="0047eb9f"/>
    </style:style>
    <style:style style:name="T61" style:family="text">
      <style:text-properties officeooo:rsid="004952e9"/>
    </style:style>
    <style:style style:name="T62" style:family="text">
      <style:text-properties officeooo:rsid="004fca72"/>
    </style:style>
    <style:style style:name="T63" style:family="text">
      <style:text-properties officeooo:rsid="0057959f"/>
    </style:style>
    <style:style style:name="T64" style:family="text">
      <style:text-properties officeooo:rsid="005956a3"/>
    </style:style>
    <style:style style:name="T65" style:family="text">
      <style:text-properties officeooo:rsid="005b0853"/>
    </style:style>
    <style:style style:name="T66" style:family="text">
      <style:text-properties officeooo:rsid="005bf64b"/>
    </style:style>
    <style:style style:name="T67" style:family="text">
      <style:text-properties officeooo:rsid="005d5636"/>
    </style:style>
    <style:style style:name="T68" style:family="text">
      <style:text-properties officeooo:rsid="005d6ad0"/>
    </style:style>
    <style:style style:name="T69" style:family="text">
      <style:text-properties officeooo:rsid="005e396c"/>
    </style:style>
    <style:style style:name="T70" style:family="text">
      <style:text-properties style:font-name="Liberation Serif"/>
    </style:style>
    <style:style style:name="T71" style:family="text">
      <style:text-properties style:font-name="Liberation Serif" officeooo:rsid="004446f3"/>
    </style:style>
    <style:style style:name="T72" style:family="text">
      <style:text-properties officeooo:rsid="005fdc3c"/>
    </style:style>
    <style:style style:name="T73" style:family="text">
      <style:text-properties officeooo:rsid="00617ea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5"/></text:p>
      <text:p text:style-name="P15"><text:span text:style-name="T5"/></text:p>
      <text:p text:style-name="P15"><text:span text:style-name="T5"/></text:p>
      <text:p text:style-name="P15"><text:span text:style-name="T5">Pylambda</text:span><text:line-break/><text:span text:style-name="T6">jednoduchý interpret na Lambda Kalkul ve příkazové řádce</text:span></text:p>
      <text:p text:style-name="P16"><text:line-break/>Jindřich Petr Kantor <text:span text:style-name="T7">NPRG030</text:span></text:p>
      <text:p text:style-name="P23">Zadání</text:p>
      <text:p text:style-name="P17"><text:line-break/><text:tab/><text:span text:style-name="T8">Původní zadání, </text:span><text:span text:style-name="T9">dohodnuté s s učitelem, </text:span><text:span text:style-name="T8">bylo vytvořit jednoduché vývojové prostředí pro </text:span><text:span text:style-name="T10">Netypovaný L</text:span><text:span text:style-name="T8">ambda kalkul. </text:span><text:span text:style-name="T9">Program měl být schopný provézt takzvanou beta-redukci na libovolném termu, term zredukovat do jeho normální formy, umožnit uživateli uložit term do paměti, <text:s/>využít ho v pozdějším termu. Program měl být také schopný být použit bez tohoto manuálu nebo uživatelské příručky, respektive primitivní, jednoduše přístupná příručka měla být integrovaná do programu. </text:span><text:span text:style-name="T59">Původně se měl Vstup i výstup konat přes grafické rozhraní.</text:span></text:p>
      <text:p text:style-name="P19"/>
      <text:p text:style-name="P28">Co je Lambda kalkul</text:p>
      <text:p text:style-name="P18"/>
      <text:p text:style-name="P18"><text:tab/>Lambda kalkul je primitivní výpočetní model pro studium funkcí a rekurze, zkonstruovaný Alonzo Churchem kolem let 1930. <text:span text:style-name="T10">Je Turingově kompletní a d</text:span>á se považovat za předka moderních funkcionálních programovacích jazyků, <text:span text:style-name="T10">jako je například Lisp nebo Haskell. </text:span><text:span text:style-name="T11">Každý „program“ v Lambda kalkulu, nazývaný term, se skládá pouze z funkcí, které jsou aplikované navzájem na sebe, neboli redukované, podle konkrétních redukčních pravidel. </text:span><text:span text:style-name="T12">Data jsou také reprezentována pomocí funkcí, např. „False“ je reprezentováno jako funkce, která přijme dva argumenty, a vrátí pouze druhý z nich. </text:span></text:p>
      <text:p text:style-name="P18"/>
      <text:p text:style-name="P18"><text:tab/><text:span text:style-name="T12">Termy se v Netypovaném Lambda kalkulu staví ze tří základních struktur:</text:span></text:p>
      <text:list xml:id="list4109771227" text:style-name="L1">
        <text:list-item>
          <text:p text:style-name="P30">Proměnné – Typicky nereprezentují žádná data, pouze určují strukturu funkce. <text:span text:style-name="T43">Proměnné se dělí na vázané, které mají přidělenou Abstrakci, a volné.</text:span></text:p>
          <text:list>
            <text:list-item>
              <text:p text:style-name="P30">x, y, z, etc.</text:p>
            </text:list-item>
          </text:list>
        </text:list-item>
      </text:list>
      <text:p text:style-name="P20"/>
      <text:list xml:id="list144153792242569" text:continue-numbering="true" text:style-name="L1">
        <text:list-item>
          <text:p text:style-name="P52"><text:span text:style-name="T20">Abstrakce – definují tělo funkce, konkrétně jak funkce přijme argument. Může přijmout pouze jediný argument, lze ale vytvořit funkci z libovolným počtem vstupů skládáním abstrakcí do sebe. </text:span><text:span text:style-name="T21">Abstrakce nemůže obsahovat jinou abstrakci se stejným argumentem.</text:span></text:p>
          <text:list>
            <text:list-item>
              <text:p text:style-name="P30">(λx.M) – x je proměnná značí jméno argumentu, M je libovolný term, značí tělo funkce.</text:p>
            </text:list-item>
          </text:list>
        </text:list-item>
      </text:list>
      <text:p text:style-name="P20"/>
      <text:list xml:id="list144153639907204" text:continue-numbering="true" text:style-name="L1">
        <text:list-item>
          <text:p text:style-name="P30">Aplikace – určuje jak a s jakými argumenty se spouští abstrakce.</text:p>
          <text:list>
            <text:list-item>
              <text:p text:style-name="P30">(M N) – M i N jsou libovolné termy. M je zde funkce, na kterou se N aplikuje jako její argument.</text:p>
            </text:list-item>
          </text:list>
        </text:list-item>
      </text:list>
      <text:p text:style-name="P20"/>
      <text:p text:style-name="P20"><text:tab/>Redukčních pravidel je několik, většina z nich jsou ale pouze nástroje pro transformaci termu používané při matematických důkazech. Při praktickém redukování termu se používají pouze dvě:</text:p>
      <text:list xml:id="list3332174898" text:style-name="L2">
        <text:list-item>
          <text:p text:style-name="P53"><text:span text:style-name="T20">Beta redukce – Podle zvolené heuristiky je nalezena struktura této formy: ((</text:span>λ<text:span text:style-name="T12">x.M</text:span><text:span text:style-name="T20">)Q), poté jsou všechny výskyty x v M nahrazené kopií Q, psáno takto: (M[x:=Q]). Typicky se beta redukce opakuje dokud struktury existují. Pokud se dosáhne stavu, kde již neexistují, zredukovali jsme původní term do takzvané normální formy. Podle Church-Rosser věty má každý term maximálně jednu takovou formu, volba heuristiky tedy neovlivní výsledek, pouze cestu redukce.</text:span></text:p>
        </text:list-item>
      </text:list>
      <text:p text:style-name="P20"/>
      <text:list xml:id="list144152248471701" text:continue-numbering="true" text:style-name="L2">
        <text:list-item>
          <text:p text:style-name="P60"><text:span text:style-name="T19">Alpha redukce – </text:span><text:span text:style-name="T21">Pokud by Beta redukce vložila Abstrakci do jiné, která s ní sdílí jméno argumentu, nastal by neplatný stav. Předtím je tedy na Q aplikována Alpha redukce, která přejmenuje všechny výskyty proměnné na jinou, typicky k ní přidá čárku. Tato redukce existuje čistě z praktických důvodů, a je zcela možné předejít její použití vhodným pojmenováváním argumentů, např. Nikdy nepoužít stejné jméno dvakrát.</text:span></text:p>
        </text:list-item>
      </text:list>
      <text:p text:style-name="P22">Datové struktur<text:span text:style-name="T9">y</text:span></text:p>
      <text:p text:style-name="P32"/>
      <text:p text:style-name="P1"><text:span text:style-name="T16"><text:tab/>Termy jsou v programu reprezentovány jako binární strom, sestaven z vnořených seznamů. První hodnota v seznamu vždy značí typ uzlu číselným kódem, následující hodnoty jsou buď další termy, nebo v případě proměnn</text:span><text:span text:style-name="T17">ý</text:span><text:span text:style-name="T16">ch </text:span><text:span text:style-name="T17">string se jménem proměnné. </text:span></text:p>
      <text:list xml:id="list1384086682" text:style-name="L3">
        <text:list-item>
          <text:p text:style-name="P63"><text:span text:style-name="T17">[</text:span><text:span text:style-name="T15">0, string] - Proměnné</text:span></text:p>
        </text:list-item>
        <text:list-item>
          <text:p text:style-name="P33">[1, [0, string], term] – Abstrakce. První term je vždy Proměnná, jméno argumentu.</text:p>
        </text:list-item>
        <text:list-item>
          <text:p text:style-name="P33">[2, term_1, term_2] – Aplikace. Term_1 se aplikuje na term_2.</text:p>
        </text:list-item>
        <text:list-item>
          <text:p text:style-name="P33">[3, string] – Definovaný term. </text:p>
        </text:list-item>
      </text:list>
      <text:p text:style-name="P35"/>
      <text:p text:style-name="P2"><text:span text:style-name="T17">Program také implementuje „Definované termy“, které nejsou součástí Lambda kalkulu, jsou ale často využívané pro jednodušší zápis </text:span><text:span text:style-name="T18">termů a práci s programem</text:span><text:span text:style-name="T17">. Např. „False“ se správně zapisuje jako (</text:span><text:span text:style-name="T1">λ</text:span><text:span text:style-name="T2">x.λy.y), v praxi se tak ale nikdy nepíše dokud není jeho specifický obsah relevantní. V programu se reprezentují podobně jako proměnné, pouze s jiným kódem. Jejich skutečná hodnota je uložena </text:span><text:span text:style-name="T4">ve formě jejich string reprezentace ve</text:span><text:span text:style-name="T3"> slovníku named_terms pod jejich jménem v instanci knihovny PyLambda.</text:span></text:p>
      <text:p text:style-name="P7"/>
      <text:p text:style-name="P36"><text:tab/><text:span text:style-name="T63">Třída PyLambda obsahuje všechny funkce pro práci s termy. </text:span><text:span text:style-name="T64">Instance třídy si uschovává definice definovaných termů, každý program který třídy využije by pro jednoduchost měl pracovat pouze s jednou instancí třídy. Všechny metody by se také měly spouštět na této instanci, a ne přímo z knihovny. </text:span></text:p>
      <text:p text:style-name="P36"><text:tab/></text:p>
      <text:p text:style-name="P6"><text:span text:style-name="T19"><text:tab/></text:span><text:span text:style-name="T33">Program využívá dvou externích textových souborů, libraries.txt na ukládání perzistentních definicí pro některé definované termy, a text.txt na ukládání pomocných menu. Zkušený uživatel může upravit libraries.txt a přidat si vlastní definice, popř. Celé knihovny: Knihovny jsou rozděleny řádkami začínajícími znakem „#“, po kterém následují všechna jména, která knihovnu vyvolají. Na každé řádce je maximálně jedna definice, jméno definice nesmí obsahovat mezeru nebo tab. Prázdné řádky jsou ignorovány.</text:span></text:p>
      <text:p text:style-name="P29">Funkce a metody</text:p>
      <text:p text:style-name="P49"/>
      <text:p text:style-name="P51">Metody Pylambda</text:p>
      <text:p text:style-name="P34"/>
      <text:p text:style-name="P5"><text:span text:style-name="T24"><text:tab/></text:span><text:span text:style-name="T25">N</text:span><text:span text:style-name="T24">ásledující funkce </text:span><text:span text:style-name="T31">v PyLambda </text:span><text:span text:style-name="T24">pracují rekurzivně: Pracují pouze s horním uzlem termu, </text:span><text:span text:style-name="T25">podle typu uzlu pak </text:span><text:span text:style-name="T24">volají vlastní </text:span><text:span text:style-name="T28">instance</text:span><text:span text:style-name="T24"> na vnořené termy.</text:span></text:p>
      <text:list xml:id="list1036661683" text:style-name="L4">
        <text:list-item>
          <text:p text:style-name="P61"><text:span text:style-name="T19">.str(</text:span><text:span text:style-name="T24">term</text:span><text:span text:style-name="T19">) – </text:span><text:span text:style-name="T24">Vrátí string reprezentaci vloženého termu. Zápis zjednodušuje, např. místo (λ</text:span><text:span text:style-name="T22">x.λy.y</text:span><text:span text:style-name="T24">) vrací <text:s/>(λ</text:span><text:span text:style-name="T22">x y.y</text:span><text:span text:style-name="T24">).</text:span></text:p>
          <text:p text:style-name="P37"/>
        </text:list-item>
        <text:list-item>
          <text:p text:style-name="P62"><text:span text:style-name="T19">.vars(</text:span><text:span text:style-name="T24">term</text:span><text:span text:style-name="T19">) – </text:span><text:span text:style-name="T24">Vrátí set všech proměnných, volných i vázaných, které se v termu vyskytují. Mimo alpha redukci nemá příliž využití.</text:span></text:p>
          <text:p text:style-name="P38"/>
        </text:list-item>
      </text:list>
      <text:list xml:id="list4225885703" text:style-name="L5">
        <text:list-item>
          <text:p text:style-name="P54"><text:span text:style-name="T23">.alpha(</text:span><text:span text:style-name="T24">term, old_var, new_term</text:span><text:span text:style-name="T23">) – </text:span><text:span text:style-name="T24">Vrátí kopii termu, kde všechny výskyty old_var jsou nahrazeny kopiemi new_term. </text:span><text:span text:style-name="T25">Old_var musí být proměnná, ale new_term může být libovolný term. </text:span><text:span text:style-name="T30">Když metoda dojde do metody s argumentem, který existuje i v </text:span><text:span text:style-name="T25">new_term</text:span><text:span text:style-name="T30"> hrozí kolize jmen proměnných. Funkce se rekurzivně zavolá na </text:span><text:span text:style-name="T25">new_term</text:span><text:span text:style-name="T30">, a proměnnou v něm přejmenuje.</text:span></text:p>
          <text:p text:style-name="P39"/>
        </text:list-item>
        <text:list-item>
          <text:p text:style-name="P55"><text:span text:style-name="T23">._reduce(</text:span><text:span text:style-name="T24">term, limit</text:span><text:span text:style-name="T23">) – </text:span><text:span text:style-name="T25">Interní reprezentace beta redukce. Rekurzivně prostupuje termem dokud nenajde vhodnou strukturu pro redukci </text:span><text:span text:style-name="T20">((</text:span><text:span text:style-name="T25">λ</text:span><text:span text:style-name="T20">x.M)Q), </text:span><text:span text:style-name="T25">poté volá </text:span><text:span text:style-name="T26">a vrací </text:span><text:span text:style-name="T25">.</text:span><text:span text:style-name="T26">alpha(M,x,Q). Mění vložený term, nekopíruje. Limit=1 značí, že má metoda povoleno pouze redukovat </text:span><text:span text:style-name="T27">aplikace, Limit=2 značí, že může redukovat i definované termy.</text:span></text:p>
        </text:list-item>
        <text:list-item>
          <text:p text:style-name="P56"><text:span text:style-name="T23">.normalize() - </text:span><text:span text:style-name="T26">Generátor, provádí beta redukci dokud může, naposledy vrací </text:span><text:span text:style-name="T32">pr</text:span><text:span text:style-name="T26">.</text:span></text:p>
        </text:list-item>
      </text:list>
      <text:p text:style-name="P40"/>
      <text:p text:style-name="P40"><text:tab/>Nerekurzivní metody:</text:p>
      <text:list xml:id="list1210081417" text:style-name="L6">
        <text:list-item>
          <text:p text:style-name="P57"><text:span text:style-name="T26">.beta(term) – Externí reprezentace beta redukce. Nejdříve zkusí provézt klasickou </text:span><text:span text:style-name="T27">beta redukci. Pokud ta selže, pokusí se redukovat definovaný term. Vrací term a kód označující, která redukce byla provedena. 0=žádná, 1=klasická, 2=definovaný term.</text:span></text:p>
          <text:p text:style-name="P41"/>
        </text:list-item>
        <text:list-item>
          <text:p text:style-name="P41">.define(name, term_str) – Do instance Pylambda uloží string reprezentaci termu pod jménem. Pokud by první redukce termu byla definovaného termu, provede ji rovnou.</text:p>
          <text:p text:style-name="P41"/>
        </text:list-item>
      </text:list>
      <text:list xml:id="list83127032" text:style-name="L7">
        <text:list-item>
          <text:p text:style-name="P42">.parse(string): Převede stringovou reprezentaci termu na term samotný. </text:p>
          <text:p text:style-name="P42"/>
        </text:list-item>
        <text:list-item>
          <text:p text:style-name="P58"><text:span text:style-name="T27">._</text:span><text:span text:style-name="T29">new_name(term) – vrátí proměnnou se změněným jménem. </text:span></text:p>
        </text:list-item>
      </text:list>
      <text:p text:style-name="P59"><text:span text:style-name="T29"/></text:p>
      <text:p text:style-name="P84"><text:span text:style-name="T14">Uživatelské prostředí</text:span></text:p>
      <text:p text:style-name="P76"/>
      <text:p text:style-name="P76"><text:tab/><text:span text:style-name="T66">Základní řádkové prostředí přiložené v programu je sestaveno ze tří funkcí:</text:span></text:p>
      <text:list xml:id="list2342679174" text:style-name="L12">
        <text:list-item>
          <text:p text:style-name="P77">load_lib(manager, names, filename) – names je list stringů, jména knihoven. Funkce pro všechny jména načte všechny knihovny odpovídající jménu ze souboru se jménem filename, a načte je do instance PyLambda, zde označeno manager. Filename má defaultní hodnotu „libraries.txt“.</text:p>
          <text:p text:style-name="P77"/>
        </text:list-item>
        <text:list-item>
          <text:p text:style-name="P77">load_text(name, filename) – ze souboru se jménem filename načte a do příkazové řádky vytiskne jednu knihovnu se jménem odpovídajícím stringu name. Filename má defaultní hodnotu „text.txt“.</text:p>
          <text:p text:style-name="P77"/>
        </text:list-item>
        <text:list-item>
          <text:p text:style-name="P77">main() - hlavní smyčka programu. Čte řádky ze vstupu, pokud první slovo vstupu odpovídá nějaké instrukci, provede ji, jinak předpokládá že vstup je lambda term, který zredukuje.</text:p>
        </text:list-item>
      </text:list>
      <text:p text:style-name="P25"><text:span text:style-name="T34">P</text:span><text:span text:style-name="T14">říklady algoritmů</text:span></text:p>
      <text:p text:style-name="P47"/>
      <text:p text:style-name="P3"><text:span text:style-name="T34">P</text:span><text:span text:style-name="T14">řevod string reprezentace termu na term</text:span></text:p>
      <text:p text:style-name="P8"/>
      <text:p text:style-name="P9"><text:tab/>.<text:span text:style-name="T44">parse obdrží string reprezentaci termu, a provede pouze povrchové úpravy: zamění @ a \ za „</text:span><text:span text:style-name="T35">λ</text:span><text:span text:style-name="T44">“, poté string rozdělí na „atomy“ – nejmenší jednotky textu se kterými bude dále pracovat. Všechny funkční znaky, jména proměnných a definovaných termů jsou rozděleny do seznamu. Seznam je uložen do ._atoms v instanci PyLambda. Následují 3 funkce, které postupně pohlcují atomy a vytvářejí u toho term:</text:span></text:p>
      <text:list xml:id="list1318137395" text:style-name="L8">
        <text:list-item>
          <text:p text:style-name="P64">.parse_term – Určí typ následujícího termu: pokud je další atom „(“, zavolá .parse_app. Pokud „<text:span text:style-name="T35">λ“, </text:span><text:span text:style-name="T14">zavolá <text:s/>parse_abs. Jinak zkontroluje, zda je jméno atomu definované, podle toho vrátí buď proměnnou nebo definovaný term.</text:span></text:p>
          <text:p text:style-name="P64"/>
        </text:list-item>
        <text:list-item>
          <text:p text:style-name="P65">.parse_app – <text:span text:style-name="T45">Pokud je jedna aplikace vložena do druhé zleva, často se vynechávají závorky pro jednoduchost. Tato metoda <text:s/>pohlcuje atomy a vytváří vnořené aplikace, dokud </text:span><text:span text:style-name="T13">nejvrchnější</text:span><text:span text:style-name="T45"> </text:span><text:span text:style-name="T49">aplikace</text:span><text:span text:style-name="T45"> nepotká „)“. </text:span><text:span text:style-name="T50">Pokud metoda narazí pouze na jeden atom před </text:span><text:span text:style-name="T51">končením</text:span><text:span text:style-name="T50">, pouze ho vrátí.</text:span></text:p>
          <text:list>
            <text:list-item>
              <text:p text:style-name="P67">např. (A B C) – Funkce pohltí A, B, vytvoří aplikaci (A B) kterou později využije jako levý term, pohltí C, vytvoří ((A B) C), skončí.</text:p>
              <text:p text:style-name="P65"/>
            </text:list-item>
          </text:list>
        </text:list-item>
        <text:list-item>
          <text:p text:style-name="P66">.<text:span text:style-name="T45">parse_abs – Podobně se u vnořených abstrakcí vynechává </text:span><text:span text:style-name="T35">λ </text:span><text:span text:style-name="T36">znak: </text:span><text:span text:style-name="T37">(λ</text:span><text:span text:style-name="T38">x.λy.y</text:span><text:span text:style-name="T37">) </text:span><text:span text:style-name="T39">= (</text:span><text:span text:style-name="T37">λ</text:span><text:span text:style-name="T38">x y.y</text:span><text:span text:style-name="T37">)</text:span><text:span text:style-name="T36">. Metoda pohlcuje atomy a </text:span><text:span text:style-name="T40">rekurzivně se volá pro tělo abstrakce a výsledek vrací. Nejspodnější instance narazí na „.“, ta místo sebe volá </text:span><text:span text:style-name="T14">.parse_</text:span><text:span text:style-name="T41">app </text:span><text:span text:style-name="T40">a vrací rovnou. </text:span></text:p>
        </text:list-item>
      </text:list>
      <text:p text:style-name="P43"/>
      <text:list xml:id="list144153379709300" text:continue-numbering="true" text:style-name="L8">
        <text:list-item>
          <text:p text:style-name="P68"><text:span text:style-name="T40">.</text:span><text:span text:style-name="T14">advance – zodpovídá za prezentování atomů ostatním metodám. Pokud atomy dojdou, doplňuje </text:span><text:span text:style-name="T42">pomocí None.</text:span></text:p>
          <text:list>
            <text:list-header>
              <text:p text:style-name="P44"/>
            </text:list-header>
          </text:list>
        </text:list-item>
      </text:list>
      <text:p text:style-name="P45"/>
      <text:p text:style-name="P48">Redukce definovaného termu</text:p>
      <text:p text:style-name="P10"/>
      <text:p text:style-name="P10"><text:tab/><text:span text:style-name="T46">Hlavním problémem zde je, že před jeho „otevřením“ neznámé, mohla by tedy nastat kolize proměnných jmen. Řešením je porušit rekurzivní povahu redukce, a zavolat .alpha redukce z kořene termu. Postupem zpět bude .alpha opravovat všechny kolize.</text:span></text:p>
      <text:p text:style-name="P10"/>
      <text:p text:style-name="P12"><text:tab/><text:span text:style-name="T46">Jakmile nejsou k dispozici žádné jiné redukce (tento požadavek je pouze součástí heuristiky), .beta zavolá ._reduce s limitem=2, čímž metodě umožní nalézt definovaný term, který dočasně nahradí proměnnou s identickým jménem. Např. I = [3, <text:s/>„I“] se nahradí [0, <text:s/>„I“]. .beta poté provede alpha redukci na kořenu stromu, kde proměnnou nahradí za uloženou definici definovaného termu. Např. [0, <text:s/>„I“] nahradí za [1, [0, „x“], [0, „x“]]. </text:span><text:span text:style-name="T47">Pokud se Původní „I“ vyskytovalo v abstrakci s „x“, bude nový term automaticky změněn, </text:span><text:span text:style-name="T48">např. Na </text:span><text:span text:style-name="T46">[1, [0, „x’“], [0, „x’“]]</text:span></text:p>
      <text:p text:style-name="P11"/>
      <text:p text:style-name="P4"><text:span text:style-name="T62">B</text:span>eta redukce</text:p>
      <text:p text:style-name="P13"/>
      <text:p text:style-name="P13"><text:tab/>Aktuální algoritmus využívá rekurze, podobně jak je definovaná v samotném lambda kalkulu. Začíná v kořeni stromu, pro každý uzel:</text:p>
      <text:list xml:id="list1956801566" text:style-name="L9">
        <text:list-item>
          <text:p text:style-name="P69">Pokud je uzel proměnná, pouze ji vrátí.</text:p>
        </text:list-item>
        <text:list-item>
          <text:p text:style-name="P69">Pokud je uzel abstrakce, vnoří se do jejího těla</text:p>
        </text:list-item>
        <text:list-item>
          <text:p text:style-name="P69">Pokud je uzel aplikace... </text:p>
          <text:list>
            <text:list-item>
              <text:p text:style-name="P69">a její levá strana se abstrakcí, provede beta redukci</text:p>
            </text:list-item>
            <text:list-item>
              <text:p text:style-name="P69"><text:soft-page-break/>jinak pokud je levá strana definovaný term, a funkce má povolení, zredukuje ho</text:p>
            </text:list-item>
            <text:list-item>
              <text:p text:style-name="P69">jinak se ponoří do levé strany</text:p>
            </text:list-item>
            <text:list-item>
              <text:p text:style-name="P69">pokud v levé straně neproběhla redukce, ponoří se do pravé.</text:p>
            </text:list-item>
          </text:list>
        </text:list-item>
      </text:list>
      <text:p text:style-name="P13"/>
      <text:p text:style-name="P13"><text:tab/>Důležitým detailem je že funkce provádějící redukci je součástí samostatné třídy a termy používá pouze jako argumenty. Mnohem intuitivnějším řešením by ale bylo ukládat proměnné, abstrakce atd. jako samostatné objekty, které poté mají vlastní metody. <text:span text:style-name="T52">Program by byl sice náročnější na paměť, ale ušetřil by na rozhodování typu uzle a složitosti algoritmů. </text:span>Prvních několik verzí programu takto skutečně fungovalo, <text:span text:style-name="T52">což ale zabránilo implementaci několika funkcí, např. definovaných termů, a značně ztížilo mnoho optimalizací. Algoritmus ani nebyl o tolik rychlejší, a v mnoha případech ho jeho náročnost na paměť dokonce zpomalila. V nejhorším případě u instrukce „/ 4 2“, </text:span><text:span text:style-name="T55">neboli </text:span><text:span text:style-name="T52">dělení čtyř dvěma, trval přes 5 minut než skončil, zatímco tato verze je na stejném hardwaru schopná term spočítat během méně než jedné sekundy.</text:span></text:p>
      <text:p text:style-name="P13"/>
      <text:p text:style-name="P13"><text:tab/><text:span text:style-name="T53">Rekurze je obecně velmi pomalá, proto jsem se v jedné z prvních verzí programu pokusil implementovat metody pomocí smyček a stacků / front. </text:span><text:span text:style-name="T54">Určitě je to technicky možné, komplexita programu se ale značně zvedla, do bodu kde jsem většinu času ladil než pracoval. Navíc je moderní počítač schopný vypočítat většinu příkazů relativně rychle, a používat lambda kalkul pro cokoliv jiného než matematické důkazy a zábavu je obecně nedoporučované, není pro optimalizaci tedy značný důvod.</text:span></text:p>
      <text:p text:style-name="P13"/>
      <text:p text:style-name="P13"/>
      <text:p text:style-name="P26">Uživatelská příručka</text:p>
      <text:p text:style-name="P27"/>
      <text:p text:style-name="P14"><text:tab/>Program se dá spustit buď přímo (Dvojklik na soubor <text:span text:style-name="T58">Pylambda.py</text:span>) nebo v konzoli (na Linuxu ./PyLambda.py). <text:span text:style-name="T56">Zobrazí se malé přivítání a „&gt;“ znak, kam můžete psát své instrukce. Existuje několik </text:span><text:span text:style-name="T69">speciálních</text:span><text:span text:style-name="T56"> instrukcí pro interpret samotný:</text:span></text:p>
      <text:list xml:id="list908201202" text:style-name="L10">
        <text:list-item>
          <text:p text:style-name="P70">„<text:span text:style-name="T56">help</text:span>“ – <text:span text:style-name="T56">Zobrazí pomocné menu, které obsahuje základní typy a rady</text:span></text:p>
        </text:list-item>
        <text:list-item>
          <text:p text:style-name="P70">„<text:span text:style-name="T56">help lambda</text:span>“ – <text:span text:style-name="T56">Zobrazí instrukce o lambda kalkulu. Co to je, jak to funguje</text:span></text:p>
        </text:list-item>
        <text:list-item>
          <text:p text:style-name="P70">„<text:span text:style-name="T56">exit</text:span>“ – <text:span text:style-name="T56">Zavře interpret</text:span></text:p>
        </text:list-item>
        <text:list-item>
          <text:p text:style-name="P70">„<text:span text:style-name="T56">clear</text:span>“ – <text:span text:style-name="T56">Vyčistí obrazovku</text:span></text:p>
        </text:list-item>
        <text:list-item>
          <text:p text:style-name="P70">„<text:span text:style-name="T56">define {jméno}</text:span>“ – <text:span text:style-name="T56">vezme poslední lambda term vložený do interpretu a nadefinuje jí na zadané jméno. !! Pokud vypnete interpret tyto jména zmizí</text:span></text:p>
        </text:list-item>
        <text:list-item>
          <text:p text:style-name="P71">„<text:span text:style-name="T56">import {knihovna}</text:span>“ – <text:span text:style-name="T56">Automaticky definuje několik před-připravených termů. </text:span><text:span text:style-name="T69">Při importování se vypíšou všechny termy a jejich definice. </text:span><text:span text:style-name="T57">V základní distribuci jsou tyto knihovny:</text:span></text:p>
          <text:list>
            <text:list-item>
              <text:p text:style-name="P73">combinators – kombinátory S, K, I, Y</text:p>
            </text:list-item>
            <text:list-item>
              <text:p text:style-name="P72"><text:span text:style-name="T56">logic -</text:span> <text:span text:style-name="T56">základní termy na logiku: </text:span><text:span text:style-name="T60">t</text:span><text:span text:style-name="T56">rue </text:span><text:span text:style-name="T60">(T)</text:span><text:span text:style-name="T56">, </text:span><text:span text:style-name="T60">f</text:span><text:span text:style-name="T56">alse </text:span><text:span text:style-name="T60">(F)</text:span><text:span text:style-name="T56">, </text:span><text:span text:style-name="T60">a</text:span><text:span text:style-name="T56">nd </text:span><text:span text:style-name="T60">(&amp;)</text:span><text:span text:style-name="T56">, </text:span><text:span text:style-name="T60">o</text:span><text:span text:style-name="T56">r </text:span><text:span text:style-name="T60">(|)</text:span><text:span text:style-name="T56">, </text:span><text:span text:style-name="T60">x</text:span><text:span text:style-name="T56">or </text:span><text:span text:style-name="T60">(^)</text:span><text:span text:style-name="T56">, </text:span><text:span text:style-name="T60">n</text:span><text:span text:style-name="T56">ot </text:span><text:span text:style-name="T60">(~)</text:span><text:span text:style-name="T56">.</text:span></text:p>
            </text:list-item>
            <text:list-item>
              <text:p text:style-name="P73">math1 – sčítání <text:span text:style-name="T61">(+)</text:span>, odčítání <text:span text:style-name="T61">(-)</text:span>, násobení <text:span text:style-name="T61">(*)</text:span>, mocniny <text:span text:style-name="T61">(**)</text:span></text:p>
            </text:list-item>
            <text:list-item>
              <text:p text:style-name="P73">numbers – čísla od 0 do 9</text:p>
            </text:list-item>
            <text:list-item>
              <text:p text:style-name="P73">comparisons – funkce pro porovnání dvou <text:span text:style-name="T61">čísel, např. Zda a je menší než b (&lt;)</text:span></text:p>
              <text:p text:style-name="P74">Vrátí true nebo false</text:p>
            </text:list-item>
            <text:list-item>
              <text:p text:style-name="P73">math2 – dělení <text:span text:style-name="T65">(/)</text:span>, faktoriál <text:span text:style-name="T65">(!)</text:span></text:p>
            </text:list-item>
            <text:list-item>
              <text:p text:style-name="P73">2x2matrix – definování, násobení, součin 2x2 matic</text:p>
            </text:list-item>
            <text:list-item>
              <text:p text:style-name="P75">all – nadefinuje všechny knihovny k dispozic<text:span text:style-name="T69">i</text:span></text:p>
            </text:list-item>
          </text:list>
        </text:list-item>
        <text:list-item>
          <text:p text:style-name="P79">Jakýkoliv jiný vstup bude považovaný za lambda term. Postupně se budou vypisovat jednotlivé kroky redukce termu, dokud nedosáhne normální formy. Poté budete moci spustit další instrukci.</text:p>
        </text:list-item>
      </text:list>
      <text:p text:style-name="P80"/>
      <text:p text:style-name="P80"><text:tab/>Užitečné poznámky:</text:p>
      <text:list xml:id="list4059760659" text:style-name="L13">
        <text:list-item>
          <text:p text:style-name="P81"><text:span text:style-name="T68">Lambda kalkulus je psán v prefixové notaci. Instrukce se tedy píše před své vstupy, ne mezi nimi. Např. „4 + 4“ se píše „+ 4 4“, „5 * (4 – 2)“ se píše „* 5 (- 4 2)“.</text:span></text:p>
        </text:list-item>
        <text:list-item>
          <text:p text:style-name="P82">Čísla jsou v základní knihovně zapsaná pomocí Churchova kódování.<text:line-break/><text:tab/>V čísle <text:span text:style-name="T71">λ</text:span><text:span text:style-name="T14">f</text:span><text:span text:style-name="T71"> </text:span><text:span text:style-name="T14">x.f(f...(f(f x))..) je hodnota značená počtem proměnné f kromě první. Např. <text:tab/></text:span><text:span text:style-name="T71">λ</text:span><text:span text:style-name="T14">f</text:span><text:span text:style-name="T71"> </text:span><text:span text:style-name="T14">x.f(f x) = 2.</text:span></text:p>
        </text:list-item>
      </text:list>
      <text:p text:style-name="P78"/>
      <text:p text:style-name="P78"><text:span text:style-name="T67">Příklady vstupů:</text:span></text:p>
      <text:list xml:id="list2652552976" text:style-name="L11">
        <text:list-item>
          <text:p text:style-name="P85">Ahoj světe:</text:p>
          <text:p text:style-name="P83">&gt;(@x. x world) hello</text:p>
          <text:p text:style-name="P83">(λx.x world)hello</text:p>
          <text:p text:style-name="P83">hello world</text:p>
        </text:list-item>
        <text:list-item>
          <text:p text:style-name="P86">true and false:</text:p>
          <text:p text:style-name="P83">&gt; <text:span text:style-name="T69">import logic</text:span></text:p>
          <text:p text:style-name="P83">&gt;<text:span text:style-name="T69">&amp; T F</text:span></text:p>
          <text:p text:style-name="P83">&amp; T F</text:p>
          <text:p text:style-name="P83">(λa b.a b F)T F</text:p>
          <text:p text:style-name="P83">(λb.T b F)F</text:p>
          <text:p text:style-name="P83">T F F</text:p>
          <text:p text:style-name="P83">(λx y.x)F F</text:p>
          <text:p text:style-name="P83">(λy.F)F</text:p>
          <text:p text:style-name="P83">F</text:p>
        </text:list-item>
        <text:list-item>
          <text:p text:style-name="P86">Jedna plus dva</text:p>
          <text:p text:style-name="P83">&gt; import math1 numbers</text:p>
          <text:p text:style-name="P83"><text:soft-page-break/>&gt;+ 1 2 </text:p>
          <text:p text:style-name="P83">+ 1 2</text:p>
          <text:p text:style-name="P83">(λn m.n ++ m)1 2</text:p>
          <text:p text:style-name="P83">(λm.1 ++ m)2</text:p>
          <text:p text:style-name="P83">1 ++ 2</text:p>
          <text:p text:style-name="P83">(λf x.f x)++ 2</text:p>
          <text:p text:style-name="P83">(λx.++ x)2</text:p>
          <text:p text:style-name="P83">++ 2</text:p>
          <text:p text:style-name="P83">(λn f x.f(n f x))2</text:p>
          <text:p text:style-name="P83">λf x.f(2 f x)</text:p>
          <text:p text:style-name="P83">λf x.f((λf' x'.f'(f' x'))f x)</text:p>
          <text:p text:style-name="P83">λf x.f((λx'.f(f x'))x)</text:p>
          <text:p text:style-name="P83">λf x.f(f(f x))</text:p>
        </text:list-item>
        <text:list-item>
          <text:p text:style-name="P87">Čtyři děleno dvěma:</text:p>
          <text:p text:style-name="P88">&gt; import math1 math2 numbers</text:p>
          <text:p text:style-name="P88">&gt; / 4 2</text:p>
          <text:p text:style-name="P88">/ 4 2</text:p>
          <text:p text:style-name="P88">(λx y.y(x x y))A div 4 2</text:p>
          <text:p text:style-name="P88">(λy.y(A A y))div 4 2</text:p>
          <text:p text:style-name="P88">div(A A div) 4 2</text:p>
          <text:p text:style-name="P88">(λg n m.(λn'' m'.(λn'.n'(λ_.F) T)(-(++ n'') m'))n m 0(++(g(- n m) m)))(A A div) 4 2</text:p>
          <text:p text:style-name="P87">Přeskočíme přibližně 200 řádků…</text:p>
          <text:p text:style-name="P88">λf x.f(f((λy.0)(++(A A div(-(-(- 4 2) 2) 2) 2)) f x))</text:p>
          <text:p text:style-name="P88">λf x.f(f(0 f x))</text:p>
          <text:p text:style-name="P88">λf x.f(f((λf' x'.x')f x))</text:p>
          <text:p text:style-name="P88">λf x.f(f((λx'.x')x))</text:p>
          <text:p text:style-name="P88">λf x.f(f x)</text:p>
          <text:p text:style-name="P88"/>
        </text:list-item>
      </text:list>
      <text:p text:style-name="P24">Závěr</text:p>
      <text:p text:style-name="P21"/>
      <text:p text:style-name="P21"><text:tab/><text:span text:style-name="T72">Tento projekt celkem splnil většinu mých očekávání, má ale několik nedostatků. V původní specifikaci bylo interagovat s uživatelem pomocí grafického rozhraní, skutečný program ale pracuje v příkazové řádce. Na funkčnost programu to nemá zvlášť velký dopa</text:span><text:span text:style-name="T73">d, nepůsobí ale na uživatele zrovna přívětivě. Program aktuálně není schopný jednoduše ukládat uživatelem definované termy, alespoň ne dlouhodobě. Uživatel musí svou definici připsat do externího souboru, čímž hrozí že něco rozbije. Spousta podobných programů také implementuje zpětnou redukci definovaných termů, neboli jsou pro číselný vstup schopné číselného výstupu, zatímco můj program ponechá term v své Church kódované formě. </text:span></text:p>
      <text:p text:style-name="P21"/>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4T13:06:21.085399070</meta:creation-date>
    <meta:generator>LibreOffice/7.3.7.2$Linux_X86_64 LibreOffice_project/30$Build-2</meta:generator>
    <dc:date>2023-01-15T14:41:51.789901806</dc:date>
    <meta:editing-duration>PT2H56M57S</meta:editing-duration>
    <meta:editing-cycles>60</meta:editing-cycles>
    <meta:document-statistic meta:table-count="0" meta:image-count="0" meta:object-count="0" meta:page-count="9" meta:paragraph-count="145" meta:word-count="2299" meta:character-count="14548" meta:non-whitespace-character-count="12410"/>
  </office:meta>
</office:document-meta>
</file>